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pentier, Corbin</text:p>
      <text:p text:style-name="P1">HW 4</text:p>
      <text:p text:style-name="P1"/>
      <text:p text:style-name="P2">Implementation:</text:p>
      <text:p text:style-name="P2"><text:tab/>Client - First, an object of the class bsTree was made by calling the default constructor in the <text:tab/><text:tab/>client code. The client then reads the input file, taking 'com' as the command and 'x' as the <text:tab/>value to search for, insert, or delete. </text:p>
      <text:p text:style-name="P2"/>
      <text:p text:style-name="P2"><text:tab/>BsTree functions:</text:p>
      <text:p text:style-name="P2"><text:tab/><text:tab/>Insert() – Insert() recursively locates the correct place within the binary search tree for a <text:tab/><text:tab/>value and places it there. If size is zero, a node is created and placed as the top <text:tab/><text:tab/><text:tab/><text:tab/>node of the list – parent equals NULL. If size is greater or less than root, insert() checks <text:tab/><text:tab/><text:tab/>if the left or right children, respectively, are NULL. If it is NULL, a node is placed there, <text:tab/><text:tab/>else a insert() recursively checks the left if key is less than node's value or right if key is <text:tab/><text:tab/><text:tab/>greater than node's value. </text:p>
      <text:p text:style-name="P2"/>
      <text:p text:style-name="P2"><text:tab/><text:tab/>Remove() - Remove() consists of 4 cases: the desired node, cN, is a leaf, it has only a <text:tab/><text:tab/><text:tab/>left child, it has only a right child, or it has two children. For the first three, remove() <text:tab/><text:tab/><text:tab/>simply calls removeLink() with certain parameters depending on which <text:tab/>case it is. For a <text:tab/><text:tab/>node with two children, remove() will call getBiggest() if cN's value is less than root, or <text:tab/><text:tab/>getSmalleset() if cN's value is greater than root. </text:p>
      <text:p text:style-name="P2"><text:tab/><text:tab/></text:p>
      <text:p text:style-name="P2"><text:tab/><text:tab/>GetBiggest() - if cN is greater than root in value, the largest node on cN's left side must <text:tab/><text:tab/><text:tab/>be found and swapped with it. GetBiggest() recursively finds finds the largest node and <text:tab/><text:tab/><text:tab/>calls removeLink().</text:p>
      <text:p text:style-name="P2"/>
      <text:p text:style-name="P2"><text:tab/><text:tab/>GetSmallest() - performs exactly the same function as getBiggest() except getSmallest() <text:tab/><text:tab/>finds the smallest node on cN's right side if cN is greater than root in value.</text:p>
      <text:p text:style-name="P2"/>
      <text:p text:style-name="P2"><text:tab/><text:tab/>RemoveLink() - performs the final step in the deletion process. Takes three pointers <text:tab/><text:tab/><text:tab/>variables as parameters: cN and the smallest node and its parent. RemoveLink() swaps <text:tab/><text:tab/><text:tab/>the values of cN and the smallest node, deletes the smallest node, and sets its parent's <text:tab/><text:tab/><text:tab/>Next to NULL. </text:p>
      <text:p text:style-name="P2"><text:tab/></text:p>
      <text:p text:style-name="P2"><text:tab/>Error Handling:</text:p>
      <text:p text:style-name="P2"><text:tab/><text:tab/>Both client codes include syntax error handling. If client does not recognize a command </text:p>
      <text:p text:style-name="P2"><text:tab/><text:tab/>input, the command is ignored. Likewise, in the bsTree&lt;T&gt;::search(), if key is not found, </text:p>
      <text:p text:style-name="P2"><text:tab/><text:tab/>search() returns NULL.</text:p>
      <text:p text:style-name="P2"/>
      <text:p text:style-name="P2">Testing Results:</text:p>
      <text:p text:style-name="P2"><text:tab/>Input file for integer class -- </text:p>
      <text:p text:style-name="P2"><text:tab/><text:tab/>Insert 10</text:p>
      <text:p text:style-name="P2"><text:tab/><text:tab/>Insert 6</text:p>
      <text:p text:style-name="P2"><text:tab/><text:tab/>Insert 15</text:p>
      <text:p text:style-name="P2"><text:tab/><text:tab/>Insert 2</text:p>
      <text:p text:style-name="P2"><text:tab/><text:tab/>Insert 7</text:p>
      <text:p text:style-name="P2"><text:tab/><text:tab/>Insert 4</text:p>
      <text:p text:style-name="P2"><text:tab/><text:tab/>Insert 17</text:p>
      <text:p text:style-name="P2"><text:tab/><text:tab/>Insert 21</text:p>
      <text:p text:style-name="P2"><text:soft-page-break/><text:tab/><text:tab/>Delete 2</text:p>
      <text:p text:style-name="P2"><text:tab/><text:tab/>Delete 15</text:p>
      <text:p text:style-name="P2"><text:tab/><text:tab/>In-order-traversal</text:p>
      <text:p text:style-name="P2"><text:tab/><text:tab/>Delete 6</text:p>
      <text:p text:style-name="P2"><text:tab/><text:tab/>Delete 7</text:p>
      <text:p text:style-name="P2"><text:tab/><text:tab/>In-order-traversal</text:p>
      <text:p text:style-name="P2"><text:tab/><text:tab/>Delete 10</text:p>
      <text:p text:style-name="P2"><text:tab/><text:tab/>Delete 17</text:p>
      <text:p text:style-name="P2"><text:tab/><text:tab/>In-order-traversal</text:p>
      <text:p text:style-name="P2"><text:tab/><text:tab/>Delete 4</text:p>
      <text:p text:style-name="P2"><text:tab/><text:tab/>In-order-traversal</text:p>
      <text:p text:style-name="P2"><text:tab/><text:tab/>Delete 21</text:p>
      <text:p text:style-name="P2"><text:tab/><text:tab/>In-order-traversal</text:p>
      <text:p text:style-name="P2"><text:tab/>Output file for integer class --</text:p>
      <text:p text:style-name="P2"><text:tab/><text:tab/>4 6 7 10 17 21 </text:p>
      <text:p text:style-name="P2"><text:tab/><text:tab/>4 10 17 21 </text:p>
      <text:p text:style-name="P2"><text:tab/><text:tab/>4 21 </text:p>
      <text:p text:style-name="P2"><text:tab/><text:tab/>21 </text:p>
      <text:p text:style-name="P2"/>
      <text:p text:style-name="P2"><text:tab/>Input file for string class -- <text:tab/></text:p>
      <text:p text:style-name="P2"><text:tab/><text:tab/>Insert cool</text:p>
      <text:p text:style-name="P2"><text:tab/><text:tab/>Insert cat</text:p>
      <text:p text:style-name="P2"><text:tab/><text:tab/>Insert lots</text:p>
      <text:p text:style-name="P2"><text:tab/><text:tab/>Insert loads</text:p>
      <text:p text:style-name="P2"><text:tab/><text:tab/>In-order-traversal</text:p>
      <text:p text:style-name="P2"><text:tab/><text:tab/>Insert flounders</text:p>
      <text:p text:style-name="P2"><text:tab/><text:tab/>Insert asshat</text:p>
      <text:p text:style-name="P2"><text:tab/><text:tab/>Insert 1fucklol</text:p>
      <text:p text:style-name="P2"><text:tab/><text:tab/>Insert goose</text:p>
      <text:p text:style-name="P2"><text:tab/><text:tab/>Insert zero</text:p>
      <text:p text:style-name="P2"><text:tab/><text:tab/>In-order-traversal</text:p>
      <text:p text:style-name="P2"><text:tab/><text:tab/>Delete cat</text:p>
      <text:p text:style-name="P2"><text:tab/><text:tab/>Delete flounders</text:p>
      <text:p text:style-name="P2"><text:tab/><text:tab/>In-order-traversal</text:p>
      <text:p text:style-name="P2"><text:tab/><text:tab/>Delete loads</text:p>
      <text:p text:style-name="P2"><text:tab/><text:tab/>Delete 7</text:p>
      <text:p text:style-name="P2"><text:tab/><text:tab/>In-order-traversal</text:p>
      <text:p text:style-name="P2"><text:tab/><text:tab/>Delete 1fucklol</text:p>
      <text:p text:style-name="P2"><text:tab/><text:tab/>Delete cool</text:p>
      <text:p text:style-name="P2"><text:tab/><text:tab/>In-order-traversal</text:p>
      <text:p text:style-name="P2"><text:tab/><text:tab/>Delete goose</text:p>
      <text:p text:style-name="P2"><text:tab/><text:tab/>In-order-traversal</text:p>
      <text:p text:style-name="P2"><text:tab/><text:tab/>Delete zero</text:p>
      <text:p text:style-name="P2"><text:tab/><text:tab/>In-order-traversal</text:p>
      <text:p text:style-name="P2"><text:tab/>Output file for string class -- </text:p>
      <text:p text:style-name="P2"><text:tab/><text:tab/>cat cool loads lots </text:p>
      <text:p text:style-name="P2"><text:tab/><text:tab/>1fucklol asshat cat cool flounders goose loads lots zero </text:p>
      <text:p text:style-name="P2"><text:tab/><text:tab/>1fucklol asshat cool goose loads lots zero </text:p>
      <text:p text:style-name="P2"><text:tab/><text:tab/>1fucklol asshat cool goose lots zero </text:p>
      <text:p text:style-name="P2"><text:soft-page-break/><text:tab/><text:tab/>asshat goose lots zero </text:p>
      <text:p text:style-name="P2"><text:tab/><text:tab/>asshat lots zero </text:p>
      <text:p text:style-name="P2"><text:tab/><text:tab/>asshat lots </text:p>
      <text:p text:style-name="P2"/>
      <text:p text:style-name="P2"><text:tab/></text:p>
      <text:p text:style-name="P2"/>
      <text:p text:style-name="P2"/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binhead-vm </meta:initial-creator>
    <meta:creation-date>2011-05-01T21:40:39</meta:creation-date>
    <dc:date>2011-05-02T22:17:49</dc:date>
    <dc:creator>Corbin Charpentier</dc:creator>
    <meta:editing-duration>PT00H34M42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3" meta:paragraph-count="79" meta:word-count="507" meta:character-count="3222"/>
  </office:meta>
</office:document-meta>
</file>